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fo:font-weight="bold" officeooo:rsid="0016f3d2" officeooo:paragraph-rsid="0016f3d2" style:font-weight-asian="bold" style:font-weight-complex="bold"/>
    </style:style>
    <style:style style:name="P2" style:family="paragraph" style:parent-style-name="Standard">
      <style:paragraph-properties fo:text-align="start" style:justify-single-word="false"/>
      <style:text-properties fo:font-weight="bold" officeooo:rsid="0016f3d2" officeooo:paragraph-rsid="0018e2bb" style:font-weight-asian="bold" style:font-weight-complex="bold"/>
    </style:style>
    <style:style style:name="P3" style:family="paragraph" style:parent-style-name="Standard">
      <style:paragraph-properties fo:text-align="start" style:justify-single-word="false"/>
      <style:text-properties fo:font-weight="normal" officeooo:rsid="0020534e" officeooo:paragraph-rsid="0020534e" style:font-weight-asian="normal" style:font-weight-complex="normal"/>
    </style:style>
    <style:style style:name="P4" style:family="paragraph" style:parent-style-name="Standard">
      <style:paragraph-properties fo:text-align="start" style:justify-single-word="false"/>
      <style:text-properties fo:font-style="italic" fo:font-weight="bold" officeooo:rsid="001abe21" officeooo:paragraph-rsid="001abe21"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style:text-underline-style="none" fo:font-weight="bold" officeooo:rsid="0018e2bb" officeooo:paragraph-rsid="0018e2bb" style:font-weight-asian="bold" style:font-weight-complex="bold"/>
    </style:style>
    <style:style style:name="P6" style:family="paragraph" style:parent-style-name="Standard">
      <style:paragraph-properties fo:text-align="start" style:justify-single-word="false"/>
      <style:text-properties style:text-underline-style="none" fo:font-weight="normal" officeooo:rsid="001ce1cf" officeooo:paragraph-rsid="001abe21"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2055c3" officeooo:paragraph-rsid="0020534e"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220a0f" officeooo:paragraph-rsid="00220a0f"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236fdf" officeooo:paragraph-rsid="00236fdf"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255d3f" officeooo:paragraph-rsid="00255d3f"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2916e0" officeooo:paragraph-rsid="002916e0"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2d4fe0" officeooo:paragraph-rsid="002d4fe0"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2a7f1f" officeooo:paragraph-rsid="002a7f1f"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2f6172" officeooo:paragraph-rsid="002f6172"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ffd64" officeooo:paragraph-rsid="002ffd64"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335fe9" officeooo:paragraph-rsid="00335fe9" style:font-weight-asian="normal" style:font-weight-complex="normal"/>
    </style:style>
    <style:style style:name="P17" style:family="paragraph" style:parent-style-name="Standard">
      <style:paragraph-properties fo:text-align="start" style:justify-single-word="false"/>
      <style:text-properties style:text-underline-style="solid" style:text-underline-width="auto" style:text-underline-color="font-color" fo:font-weight="normal" officeooo:rsid="00269a4f" officeooo:paragraph-rsid="00269a4f"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368496" officeooo:paragraph-rsid="00368496"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430881" officeooo:paragraph-rsid="00430881" style:font-weight-asian="normal" style:font-weight-complex="normal"/>
    </style:style>
    <style:style style:name="T1" style:family="text">
      <style:text-properties style:text-underline-style="none"/>
    </style:style>
    <style:style style:name="T2" style:family="text">
      <style:text-properties style:text-underline-style="none" officeooo:rsid="0018e2bb"/>
    </style:style>
    <style:style style:name="T3" style:family="text">
      <style:text-properties style:text-underline-style="none" officeooo:rsid="001c9451"/>
    </style:style>
    <style:style style:name="T4" style:family="text">
      <style:text-properties style:text-underline-style="none" officeooo:rsid="001ce1cf"/>
    </style:style>
    <style:style style:name="T5" style:family="text">
      <style:text-properties style:text-underline-style="none" officeooo:rsid="002055c3"/>
    </style:style>
    <style:style style:name="T6" style:family="text">
      <style:text-properties officeooo:rsid="00269b14"/>
    </style:style>
    <style:style style:name="T7" style:family="text">
      <style:text-properties officeooo:rsid="0034de12"/>
    </style:style>
    <style:style style:name="T8" style:family="text">
      <style:text-properties fo:font-weight="bold" style:font-weight-asian="bold" style:font-weight-complex="bold"/>
    </style:style>
    <style:style style:name="T9" style:family="text">
      <style:text-properties fo:font-weight="bold" officeooo:rsid="003a5b8f" style:font-weight-asian="bold" style:font-weight-complex="bold"/>
    </style:style>
    <style:style style:name="T10" style:family="text">
      <style:text-properties officeooo:rsid="00376d15"/>
    </style:style>
    <style:style style:name="T11" style:family="text">
      <style:text-properties officeooo:rsid="003a5b8f"/>
    </style:style>
    <style:style style:name="T12" style:family="text">
      <style:text-properties officeooo:rsid="003bbbee"/>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udi 5 novembre 2020</text:p>
      <text:p text:style-name="P2"><text:tab/></text:p>
      <text:p text:style-name="P5"/>
      <text:p text:style-name="P5"/>
      <text:p text:style-name="P2"><text:span text:style-name="T2">Cours numéro </text:span><text:span text:style-name="T3">4</text:span></text:p>
      <text:p text:style-name="P5"/>
      <text:p text:style-name="P5"/>
      <text:p text:style-name="P4"><text:span text:style-name="T2">C</text:span><text:span text:style-name="T1">onvention de stage. </text:span><text:span text:style-name="T4">Stage en Mars-Avril.</text:span></text:p>
      <text:p text:style-name="P6"/>
      <text:p text:style-name="P3"><text:span text:style-name="T4">C</text:span><text:span text:style-name="T1">PF permert de payer les heures de formation pour apprendre par exemple un langage comme le Python etc. </text:span></text:p>
      <text:p text:style-name="P2"/>
      <text:p text:style-name="P3">Compteur CPS voir les heures de DIF. Pour savoir si on à des heures de DIF on peut voir le bulletin de salaire le mois de Décembre. Il faudra joindre un justificatif pour prouver le nombre d’heures qu’on as. <text:span text:style-name="T5">Ces heures sont à utiliser avant le 31 Décembre 2020. </text:span></text:p>
      <text:p text:style-name="P7"/>
      <text:p text:style-name="P8">Mettre en place une veille informatique. </text:p>
      <text:p text:style-name="P9">Le DP (Dossier Professionel) est à remplir et à présenter devant le jury.</text:p>
      <text:p text:style-name="P9">Choisir 1 module professionnel.</text:p>
      <text:p text:style-name="P10">1 module pour activité 1 </text:p>
      <text:p text:style-name="P10">et 1 compétence pour activité 2 </text:p>
      <text:p text:style-name="P10"/>
      <text:p text:style-name="P17">-35 minutes de présentation du Projet <text:span text:style-name="T6">(Présentation technique)</text:span></text:p>
      <text:p text:style-name="P17"/>
      <text:p text:style-name="P17">-40 minutes de questions du Jury</text:p>
      <text:p text:style-name="P17"/>
      <text:p text:style-name="P17">-15 minutes de présentation du Dossier Pro <text:span text:style-name="T6">(Le dp se concentre sur une seule compétence professionnelle)</text:span></text:p>
      <text:p text:style-name="P17"/>
      <text:p text:style-name="P11">Le dp peut aussi nous aider au cas ou on aurait eu des difficultés à présenter le Projet</text:p>
      <text:p text:style-name="P12">Le dp est rédigé après le stage pratique. Faire des screen shot de ce qu’on à fait pour les présenter. </text:p>
      <text:p text:style-name="P12"/>
      <text:p text:style-name="P13">Les intervenants qui nous ont formés peuvent être présent lors de l’oral et intervenir pour défendre les candidats après l’oral dans le cas ou le candidat était assidu et qu’il n’a pas pu parler. </text:p>
      <text:p text:style-name="P13"/>
      <text:p text:style-name="P14">Une entreprise start up – travailler beaucoup – condition de travail agréable. </text:p>
      <text:p text:style-name="P14"><text:tab/>Vocation de beaucoup grandir</text:p>
      <text:p text:style-name="P14"/>
      <text:p text:style-name="P15">CSS PHP HTML SQL JS</text:p>
      <text:p text:style-name="P15"/>
      <text:p text:style-name="P16">Front end = HTML,CSS, <text:span text:style-name="T10">(</text:span>JavaScrip<text:span text:style-name="T10">t)</text:span> <text:span text:style-name="T7">= ce que l’utilisateur voit</text:span></text:p>
      <text:p text:style-name="P16"/>
      <text:p text:style-name="P16">Back end = PHP, Java, Ruby <text:span text:style-name="T7">= ce que l’utilisateur ne voit pas </text:span></text:p>
      <text:p text:style-name="P16"/>
      <text:p text:style-name="P18">JavaScript peut être sur du Front end <text:span text:style-name="T8">ET</text:span> sur du Back end</text:p>
      <text:p text:style-name="P18"><text:line-break/><text:span text:style-name="T9">Développeur Full Stack </text:span><text:span text:style-name="T11">= Front end + Back end </text:span><text:span text:style-name="T12">(maitriser tout les langages)</text:span></text:p>
      <text:p text:style-name="P18"/>
      <text:p text:style-name="P18"/>
      <text:p text:style-name="P19"><text:span text:style-name="T14">Sites pour les stages :</text:span> Welcome to the jungle, indeed, aidostage, meteojob, ageFiph, region ile de france, Parisjob, Apec, Wizbii, l’étudian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5T09:13:19.597613368</meta:creation-date>
    <dc:date>2020-11-05T16:55:26.298245437</dc:date>
    <meta:editing-duration>PT3H43M43S</meta:editing-duration>
    <meta:editing-cycles>31</meta:editing-cycles>
    <meta:generator>LibreOffice/6.4.6.2$Linux_X86_64 LibreOffice_project/40$Build-2</meta:generator>
    <meta:document-statistic meta:table-count="0" meta:image-count="0" meta:object-count="0" meta:page-count="1" meta:paragraph-count="25" meta:word-count="304" meta:character-count="1756" meta:non-whitespace-character-count="1461"/>
  </office:meta>
</office:document-meta>
</file>